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3cd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AIWKS2050\Udemy\[FreeCourseSite.com] Udemy - The Unity C# Survival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uynh, 4:48 PM</text:p>
      <text:p text:style-name="Standard">Mon sum-up lại những trải nghiệm cho hôm nay nhé:</text:p>
      <text:p text:style-name="Standard">- Physic: RigidBody &amp; Colliders, Triggers/Kinematic, FixedUpdate vs Update.</text:p>
      <text:p text:style-name="Standard">- Input: Mouse/Keyboard, GameObject's Tag</text:p>
      <text:p text:style-name="Standard">- Raycast: With and without Layers (LayerMask)</text:p>
      <text:p text:style-name="Standard"/>
      <text:p text:style-name="Standard">Homework cho phần này:</text:p>
      <text:p text:style-name="Standard">- Tiếp nói bài RollABall cơ bản, mình thay đổi một số cơ chế như sau:</text:p>
      <text:p text:style-name="Standard"><text:s text:c="4"/>+ Pickup không setup sẵn mà sẽ đc spawn ra khi click lên mặt bàn.</text:p>
      <text:p text:style-name="Standard"><text:s text:c="5"/>+ Player (trái banh) sẽ tự động di chuyển lần lượt để ăn Pickup (Lưu ý trường hợp đang đi tới pickup số 3 thì ăn luôn pickup số 2 trên đường)</text:p>
      <text:p text:style-name="Standard"/>
      <text:p text:style-name="Standard"/>
      <text:p text:style-name="P1">https://learn.unity.com/project/2d-roguelike-tutorial</text:p>
      <text:p text:style-name="P1">Àk, bài này là 1 bài 2D, chung chung thôi, nhưng mn nên làm để bik thêm nha, nó có lun phần làm animation, animator trên 2D, quan tâm chủ yếu cách dựng animator cho phù hợp vs game design <text:s/>hehe</text:p>
      <text:p text:style-name="Standard"/>
      <text:p text:style-name="Standard"/>
      <text:p text:style-name="Standard">Sorry hôm qua quên sum-up cho mn:</text:p>
      <text:p text:style-name="Standard">- Animation:</text:p>
      <text:p text:style-name="Standard"><text:s text:c="3"/>+ Tất cả các giá trị thấy đc trên Inspector của component đều dùng để làm animation đc</text:p>
      <text:p text:style-name="Standard"><text:s text:c="3"/>+ Dopesheet: Các node thay đổi giá trị của các properties trong component theo thời gian</text:p>
      <text:p text:style-name="Standard"><text:s text:c="3"/>+ Curve: đường biểu đồ trong việc nội suy các giá trị trong một animation</text:p>
      <text:p text:style-name="Standard">- Animator: Bộ điều khiển animation cho một GameObject</text:p>
      <text:p text:style-name="Standard"><text:s text:c="4"/>+ Layers: Mỗi layer là một StateMachine, có weight khác nhau, layer default thì weight luôn là 1</text:p>
      <text:p text:style-name="Standard"><text:s text:c="4"/>+ Mỗi state được set 1 animation (motion) và có thuộc tính speed để điều chỉnh</text:p>
      <text:p text:style-name="Standard"><text:s text:c="5"/>+ Parameters: Tương tác giữa coding vs animator tùy thuộc vào game design</text:p>
      <text:p text:style-name="Standard"><text:s text:c="5"/>+ Transition: Mỗi transition có thể có hoặc không có các điều kiện để chuyển đổi</text:p>
      <text:p text:style-name="Standard"><text:s text:c="14"/>&gt; Lưu ý phần setting Exit time và Transition time</text:p>
      <text:p text:style-name="Standard">* Ngoại khóa: StateMachineBehavior + Animation Event</text:p>
      <text:p text:style-name="Standard"/>
      <text:p text:style-name="Standard">Bài tập cho phần này:</text:p>
      <text:p text:style-name="Standard">1. Thay "Rotator.cs" component bằng cách gắn animation cho Pickup</text:p>
      <text:p text:style-name="Standard">2. Khi được khởi tạo trên scene, mỗi pickup sẽ đc random 1 trong 3 màu khác nhau (blinking animation)</text:p>
      <text:p text:style-name="Standard">3. Player (trái banh) thêm animation lúc Idle - nảy lên xuống cartoon; sau khi animation Idle dừng hẳn thì mới đc di chuyển</text:p>
      <text:p text:style-name="Standard">4. Pick up khi bị "ăn" bởi Player thì sẽ không mất ngay lập tức mà sẽ có animation die (tùy mn define nó die như thế nào :D)</text:p>
      <text:p text:style-name="Standard"><text:soft-page-break/></text:p>
      <text:p text:style-name="Standard"/>
      <text:p text:style-name="Standard">Sumup và bài tập cho ngày hôm nay:</text:p>
      <text:p text:style-name="Standard">- Humanoid:</text:p>
      <text:p text:style-name="Standard"><text:s text:c="4"/>+ Model thì lưu ý phần Avatar settings và Rig setting</text:p>
      <text:p text:style-name="Standard"><text:s text:c="4"/>+ Animation thì lưu ý phần Root Motion (https://docs.unity3d.com/Manual/RootMotion.html)</text:p>
      <text:p text:style-name="Standard"/>
      <text:p text:style-name="Standard">Bài tập phần Humanoid:</text:p>
      <text:p text:style-name="Standard">- Thay thế model cũ của player (trái banh) sang model humanoid download từ trang mixamo.com</text:p>
      <text:p text:style-name="Standard">- Ngoài Idle, Moving, thì thêm animation Die, và Spawn sau 5s</text:p>
      <text:p text:style-name="Standard">- Advance hơn thì extract Materials ra rồi fading nó lúc respawn luôn :P</text:p>
      <text:p text:style-name="Standard"/>
      <text:p text:style-name="Standard"/>
      <text:p text:style-name="Standard">Bài tập phần Particles:</text:p>
      <text:p text:style-name="Standard">1. Mần lại effect tuyết rơi (hay sao băng rơi :D)</text:p>
      <text:p text:style-name="Standard">2. Mần tutorial lửa này: https://www.youtube.com/watch?v=5Mw6NpSEb2o và gắn lên cục pickup gây chết người</text:p>
      <text:p text:style-name="Standard">3. Pick effect trong "Unity Particle Pack" gắn vào Roll A Ball:</text:p>
      <text:p text:style-name="Standard"><text:s text:c="4"/>+ Nổ Pickup chết người khi chạm phải</text:p>
      <text:p text:style-name="Standard">+ Spawn lại character</text:p>
      <text:p text:style-name="Standard"/>
      <text:p text:style-name="Standard">Sumup cho bữa nha mn ^_^</text:p>
      <text:p text:style-name="Standard">- UI:</text:p>
      <text:p text:style-name="Standard"><text:s text:c="3"/>+ Anchors &amp; Pivot</text:p>
      <text:p text:style-name="Standard"><text:s text:c="3"/>+ Text/Button/Image... example simple healthbar</text:p>
      <text:p text:style-name="Standard"><text:s text:c="3"/>+ Canvas: Screen Space/ World Space</text:p>
      <text:p text:style-name="Standard">- AR (document only): https://confluence.gameloft.org/display/SPTRN/AR+Foundation+3.0</text:p>
      <text:p text:style-name="Standard"/>
      <text:p text:style-name="Standard">Additional UI document: https://docs.unity3d.com/Packages/com.unity.ugui@1.0/manual/HOWTO-UIMultiResolution.htm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0-10-12T15:03:04.610000000</dc:date>
    <meta:editing-duration>P1DT23M31S</meta:editing-duration>
    <meta:editing-cycles>2</meta:editing-cycles>
    <meta:document-statistic meta:table-count="0" meta:image-count="0" meta:object-count="0" meta:page-count="2" meta:paragraph-count="50" meta:word-count="547" meta:character-count="3176" meta:non-whitespace-character-count="2607"/>
  </office:meta>
</office:document-meta>
</file>